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Radime,</text:p>
      <text:p text:style-name="Normal">v tento valentýnský den Ti chci poslat něco zvláštního, co spojuje naše srdce ještě více – vzpomínku na andělské číslo 3, které sdílíme. Toto číslo symbolizuje radost, kreativitu a hlubokou vnitřní krásu, kterou ve světě vidíme skrze naše společné oči. Tvoje spojení s archandělem Jophielem přináší do Tvého života světlo, které rozehnává každý stín.</text:p>
      <text:p text:style-name="Normal"> </text:p>
      <text:p text:style-name="Normal">Nechť tento den září tak jasně, jako jasné myšlenky, které Ti Tvůj strážný anděl neustále posílá. Ať se Tvůj svět stane ještě kouzelnějším díky inspiraci a kráse, kterou ruce Jophiela tkanou kolem Tebe. Ve všem, co tvoříš, ať nacházíš radost a naplňuje Tě to hlubokým pocitem spokojenosti. V dnešní den si přeji, aby naše sdílené cesty byly vždy osvětleny láskou a pochopením, které přináší anděl číslo 3.</text:p>
      <text:p text:style-name="Normal">S láskou a obdivem, tvoje spolužákyn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